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9.2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nizalesdatosGompertz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55"/>
        <table:table-row table:style-name="AROW-0">
          <table:table-cell table:style-name="ACE-0" office:value-type="string">
            <text:p>Fecha de notificación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3-12">
            <text:p>2020-03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3-18">
            <text:p>2020-03-1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3-21">
            <text:p>2020-03-2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3-25">
            <text:p>2020-03-2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3-24">
            <text:p>2020-03-24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03">
            <text:p>2020-04-0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04">
            <text:p>2020-04-04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09">
            <text:p>2020-04-0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06">
            <text:p>2020-04-0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3">
            <text:p>2020-04-2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14">
            <text:p>2020-04-14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13">
            <text:p>2020-04-1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14">
            <text:p>2020-04-14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4">
            <text:p>2020-04-24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2">
            <text:p>2020-04-2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8">
            <text:p>2020-04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8">
            <text:p>2020-04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8">
            <text:p>2020-04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8">
            <text:p>2020-04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8">
            <text:p>2020-04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4-28">
            <text:p>2020-04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2">
            <text:p>2020-05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2">
            <text:p>2020-05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3">
            <text:p>2020-05-0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5">
            <text:p>2020-05-0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8">
            <text:p>2020-05-0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9">
            <text:p>2020-05-0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9">
            <text:p>2020-05-0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7">
            <text:p>2020-05-0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0">
            <text:p>2020-05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0">
            <text:p>2020-05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2">
            <text:p>2020-05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2">
            <text:p>2020-05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9">
            <text:p>2020-05-0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09">
            <text:p>2020-05-0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5">
            <text:p>2020-05-1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5">
            <text:p>2020-05-1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5">
            <text:p>2020-05-1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5">
            <text:p>2020-05-1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15">
            <text:p>2020-05-1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0">
            <text:p>2020-05-2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3">
            <text:p>2020-05-2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1">
            <text:p>2020-05-2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1">
            <text:p>2020-05-2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1">
            <text:p>2020-05-2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3">
            <text:p>2020-05-2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2">
            <text:p>2020-05-2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8">
            <text:p>2020-05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6">
            <text:p>2020-05-2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7">
            <text:p>2020-05-2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8">
            <text:p>2020-05-2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6">
            <text:p>2020-05-2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7">
            <text:p>2020-05-2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7">
            <text:p>2020-05-2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6">
            <text:p>2020-05-2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9">
            <text:p>2020-05-2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7">
            <text:p>2020-05-2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5-22">
            <text:p>2020-05-2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1">
            <text:p>2020-06-0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4">
            <text:p>2020-06-04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1">
            <text:p>2020-06-0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2">
            <text:p>2020-06-0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3">
            <text:p>2020-06-0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5">
            <text:p>2020-06-0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5">
            <text:p>2020-06-0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5">
            <text:p>2020-06-0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5">
            <text:p>2020-06-0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8">
            <text:p>2020-06-0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8">
            <text:p>2020-06-0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5">
            <text:p>2020-06-05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6">
            <text:p>2020-06-0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8">
            <text:p>2020-06-0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9">
            <text:p>2020-06-09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3">
            <text:p>2020-06-1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0">
            <text:p>2020-06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0">
            <text:p>2020-06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6">
            <text:p>2020-06-0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06">
            <text:p>2020-06-0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3">
            <text:p>2020-06-13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7">
            <text:p>2020-06-1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0">
            <text:p>2020-06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8">
            <text:p>2020-06-18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7">
            <text:p>2020-06-1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7">
            <text:p>2020-06-1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0">
            <text:p>2020-06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2">
            <text:p>2020-06-12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1">
            <text:p>2020-06-11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7">
            <text:p>2020-06-17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6">
            <text:p>2020-06-16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0">
            <text:p>2020-06-10</text:p>
          </table:table-cell>
          <table:table-cell table:number-columns-repeated="255" table:style-name="Gnumeric-default"/>
        </table:table-row>
        <table:table-row table:style-name="AROW-0">
          <table:table-cell table:style-name="ACE-0" office:value-type="date" office:date-value="2020-06-16">
            <text:p>2020-06-16</text:p>
          </table:table-cell>
          <table:table-cell table:number-columns-repeated="255" table:style-name="Gnumeric-default"/>
        </table:table-row>
        <table:table-row table:style-name="AROW-0" table:number-rows-repeated="65419">
          <table:table-cell table:number-columns-repeated="256"/>
        </table:table-row>
        <table:named-expressions>
          <table:named-expression table:name="Print_Area" table:expression="of:=#REF!" table:base-cell-address="$'ManizalesdatosGompertz.csv'.$A$1"/>
          <table:named-expression table:name="Sheet_Title" table:expression="of:=&quot;ManizalesdatosGompertz.csv&quot;" table:base-cell-address="$'ManizalesdatosGompertz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anizalesdatosGompertz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0-06-25T03:37:40Z</meta:creation-date>
    <meta:generator>gnumeric/1.12.35</meta:generator>
  </office:meta>
</office:document-meta>
</file>